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53cm" svg:stroke-color="#d4ea6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23cm"/>
    </style:style>
    <style:style style:name="gr5" style:family="graphic" style:parent-style-name="standard">
      <style:graphic-properties svg:stroke-width="0.053cm" svg:stroke-color="#ffffff" draw:marker-start-width="0.279cm" draw:marker-end-width="0.279cm" draw:fill="none" draw:fill-color="#e6faff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ffff" draw:marker-start-width="0.28cm" draw:marker-end-width="0.28cm" draw:fill="solid" draw:fill-color="#191919" draw:textarea-vertical-align="middle" fo:padding-top="0.152cm" fo:padding-bottom="0.152cm" fo:padding-left="0.277cm" fo:padding-right="0.277cm"/>
    </style:style>
    <style:style style:name="gr7" style:family="graphic" style:parent-style-name="objectwithoutfill">
      <style:graphic-properties svg:stroke-width="0.081cm" svg:stroke-color="#ffa6a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ff7a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Fine_20_Dashed" svg:stroke-width="0.053cm" svg:stroke-color="#ff7a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374cm"/>
    </style:style>
    <style:style style:name="gr11" style:family="graphic" style:parent-style-name="standard">
      <style:graphic-properties svg:stroke-width="0.053cm" svg:stroke-color="#ffffff" draw:marker-start-width="0.279cm" draw:marker-end-width="0.279cm" draw:fill-color="#191919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81cm" svg:stroke-color="#729fc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d4ea6b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675cm"/>
    </style:style>
    <style:style style:name="gr15" style:family="graphic" style:parent-style-name="standard">
      <style:graphic-properties svg:stroke-width="0.081cm" svg:stroke-color="#00ff00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53cm" svg:stroke-color="#00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398cm" fo:min-width="0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ff7a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35cm" svg:stroke-color="#ffd428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Ultrafine_20_Dashed" svg:stroke-width="0.035cm" svg:stroke-color="#ffd428" draw:marker-start-width="0.252cm" draw:marker-end-width="0.252cm" draw:fill="none" draw:textarea-vertical-align="middle" draw:auto-grow-height="false" fo:min-height="2.31cm" fo:min-width="0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Ultrafine_20_Dashed" svg:stroke-width="0.035cm" svg:stroke-color="#ffd428" draw:marker-start-width="0.252cm" draw:marker-end-width="0.252cm" draw:fill="none" draw:textarea-vertical-align="middle" draw:auto-grow-height="false" fo:min-height="2.276cm" fo:min-width="0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6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992cm"/>
    </style:style>
    <style:style style:name="gr25" style:family="graphic" style:parent-style-name="standard">
      <style:graphic-properties draw:stroke="dash" draw:stroke-dash="Ultrafine_20_Dashed" svg:stroke-width="0.035cm" svg:stroke-color="#ffd428" draw:marker-start-width="0.252cm" draw:marker-end-width="0.252cm" draw:fill="none" draw:textarea-vertical-align="middle" draw:auto-grow-height="false" fo:min-height="1.316cm" fo:min-width="0cm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Ultrafine_20_Dashed" svg:stroke-width="0.035cm" svg:stroke-color="#ffd428" draw:marker-start-width="0.252cm" draw:marker-end-width="0.252cm" draw:fill="none" draw:textarea-vertical-align="middle" draw:auto-grow-height="false" fo:min-height="2.56cm" fo:min-width="0cm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09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1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fo:font-size="18pt"/>
    </style:style>
    <style:style style:name="P3" style:family="paragraph">
      <loext:graphic-properties draw:fill="none" draw:fill-color="#ffffff"/>
      <style:text-properties fo:color="#0000ff" fo:font-size="18pt"/>
    </style:style>
    <style:style style:name="P4" style:family="paragraph">
      <loext:graphic-properties draw:fill="none" draw:fill-color="#e6faff"/>
      <style:paragraph-properties fo:text-align="center"/>
    </style:style>
    <style:style style:name="P5" style:family="paragraph">
      <loext:graphic-properties draw:fill="solid" draw:fill-color="#191919"/>
      <style:paragraph-properties fo:text-align="center"/>
    </style:style>
    <style:style style:name="P6" style:family="paragraph">
      <loext:graphic-properties draw:fill="none" draw:fill-color="#ffffff"/>
      <style:text-properties fo:color="#ffa6a6" fo:font-size="18pt"/>
    </style:style>
    <style:style style:name="P7" style:family="paragraph">
      <loext:graphic-properties draw:fill="none" draw:fill-color="#ffffff"/>
      <style:text-properties fo:color="#729fcf" fo:font-size="18pt"/>
    </style:style>
    <style:style style:name="P8" style:family="paragraph">
      <loext:graphic-properties draw:fill="none" draw:fill-color="#ffffff"/>
      <style:text-properties fo:color="#ff7aff" fo:font-size="12pt" style:font-size-asian="12pt" style:font-size-complex="12pt"/>
    </style:style>
    <style:style style:name="P9" style:family="paragraph">
      <loext:graphic-properties draw:fill-color="#191919"/>
      <style:paragraph-properties fo:text-align="center"/>
    </style:style>
    <style:style style:name="P10" style:family="paragraph">
      <loext:graphic-properties draw:fill="none" draw:fill-color="#ff0000"/>
      <style:paragraph-properties fo:text-align="center"/>
    </style:style>
    <style:style style:name="P11" style:family="paragraph">
      <loext:graphic-properties draw:fill="none" draw:fill-color="#ffffff"/>
      <style:text-properties fo:color="#d4ea6b" fo:font-size="15pt" style:font-size-asian="15pt" style:font-size-complex="15pt"/>
    </style:style>
    <style:style style:name="P12" style:family="paragraph">
      <loext:graphic-properties draw:fill="none" draw:fill-color="#ffffff"/>
      <style:text-properties fo:color="#00ff00" fo:font-size="15pt" style:font-size-asian="15pt" style:font-size-complex="15pt"/>
    </style:style>
    <style:style style:name="P13" style:family="paragraph">
      <loext:graphic-properties draw:fill="none" draw:fill-color="#ffffff"/>
      <style:text-properties fo:color="#ffd428" fo:font-size="10pt" style:font-size-asian="10pt" style:font-size-complex="10pt"/>
    </style:style>
    <style:style style:name="T1" style:family="text">
      <style:text-properties fo:color="#ff0000" fo:font-size="18pt"/>
    </style:style>
    <style:style style:name="T2" style:family="text">
      <style:text-properties fo:color="#ff0000" style:text-position="-33% 58%" fo:font-size="18pt"/>
    </style:style>
    <style:style style:name="T3" style:family="text">
      <style:text-properties fo:color="#0000ff" fo:font-size="18pt"/>
    </style:style>
    <style:style style:name="T4" style:family="text">
      <style:text-properties fo:color="#0000ff" style:text-position="-33% 58%" fo:font-size="18pt"/>
    </style:style>
    <style:style style:name="T5" style:family="text">
      <style:text-properties fo:color="#ffa6a6" fo:font-size="18pt"/>
    </style:style>
    <style:style style:name="T6" style:family="text">
      <style:text-properties fo:color="#ffa6a6" style:text-position="-33% 58%" fo:font-size="18pt"/>
    </style:style>
    <style:style style:name="T7" style:family="text">
      <style:text-properties fo:color="#729fcf" fo:font-size="18pt"/>
    </style:style>
    <style:style style:name="T8" style:family="text">
      <style:text-properties fo:color="#729fcf" style:text-position="-33% 58%" fo:font-size="18pt"/>
    </style:style>
    <style:style style:name="T9" style:family="text">
      <style:text-properties fo:color="#ff7aff" style:text-position="0% 100%" fo:font-size="12pt" style:font-size-asian="12pt" style:font-size-complex="12pt"/>
    </style:style>
    <style:style style:name="T10" style:family="text">
      <style:text-properties fo:color="#ff7aff" style:text-position="-33% 58%" fo:font-size="12pt" style:font-size-asian="12pt" style:font-size-complex="12pt"/>
    </style:style>
    <style:style style:name="T11" style:family="text">
      <style:text-properties fo:color="#d4ea6b" style:text-position="0% 100%" fo:font-size="15pt" style:font-size-asian="15pt" style:font-size-complex="15pt"/>
    </style:style>
    <style:style style:name="T12" style:family="text">
      <style:text-properties fo:color="#d4ea6b" style:text-position="-33% 58%" fo:font-size="15pt" style:font-size-asian="15pt" style:font-size-complex="15pt"/>
    </style:style>
    <style:style style:name="T13" style:family="text">
      <style:text-properties fo:color="#00ff00" style:text-position="0% 100%" fo:font-size="15pt" style:font-size-asian="15pt" style:font-size-complex="15pt"/>
    </style:style>
    <style:style style:name="T14" style:family="text">
      <style:text-properties fo:color="#00ff00" style:text-position="-33% 58%" fo:font-size="15pt" style:font-size-asian="15pt" style:font-size-complex="15pt"/>
    </style:style>
    <style:style style:name="T15" style:family="text">
      <style:text-properties fo:color="#ffd428" fo:font-size="10pt" style:font-size-asian="10pt" style:font-size-complex="10pt"/>
    </style:style>
    <style:style style:name="T16" style:family="text">
      <style:text-properties fo:color="#ffd428" style:text-position="-33% 58%" fo:font-size="10pt" style:font-size-asian="10pt" style:font-size-complex="10pt"/>
    </style:style>
    <style:style style:name="T17" style:family="text">
      <style:text-properties fo:color="#ffd428"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line draw:style-name="gr1" draw:text-style-name="P1" draw:layer="layout" svg:x1="22cm" svg:y1="8.2cm" svg:x2="22.3cm" svg:y2="8.5cm">
          <text:p/>
        </draw:line>
        <draw:line draw:style-name="gr2" draw:text-style-name="P1" draw:layer="layout" svg:x1="2.1cm" svg:y1="9.901cm" svg:x2="2.1cm" svg:y2="6.301cm">
          <text:p/>
        </draw:line>
        <draw:line draw:style-name="gr3" draw:text-style-name="P1" draw:layer="layout" svg:x1="2.1cm" svg:y1="9.702cm" svg:x2="5.7cm" svg:y2="9.702cm">
          <text:p/>
        </draw:line>
        <draw:frame draw:style-name="gr4" draw:text-style-name="P2" draw:layer="layout" svg:width="1.023cm" svg:height="1.114cm" svg:x="5.8cm" svg:y="9.201cm">
          <draw:text-box>
            <text:p><text:span text:style-name="T1">x</text:span><text:span text:style-name="T2">0</text:span></text:p>
          </draw:text-box>
        </draw:frame>
        <draw:frame draw:style-name="gr4" draw:text-style-name="P3" draw:layer="layout" svg:width="1.023cm" svg:height="1.114cm" svg:x="1.7cm" svg:y="4.988cm">
          <draw:text-box>
            <text:p><text:span text:style-name="T3">z</text:span><text:span text:style-name="T4">0</text:span></text:p>
          </draw:text-box>
        </draw:frame>
        <draw:rect draw:style-name="gr5" draw:text-style-name="P4" draw:layer="layout" svg:width="3.6cm" svg:height="0.373cm" draw:transform="rotate (1.07913707650809) translate (4.7cm 7.074cm)">
          <text:p/>
        </draw:rect>
        <draw:rect draw:style-name="gr5" draw:text-style-name="P4" draw:layer="layout" svg:width="3.6cm" svg:height="0.6cm" draw:transform="rotate (0.753458638085952) translate (2cm 9.464cm)">
          <text:p/>
        </draw:rect>
        <draw:circle draw:style-name="gr6" draw:text-style-name="P5" draw:layer="layout" svg:width="0.8cm" svg:height="0.8cm" svg:x="1.8cm" svg:y="9.301cm">
          <text:p/>
        </draw:circle>
        <draw:circle draw:style-name="gr6" draw:text-style-name="P5" draw:layer="layout" svg:width="0.8cm" svg:height="0.8cm" svg:x="4.5cm" svg:y="6.701cm">
          <text:p/>
        </draw:circle>
        <draw:line draw:style-name="gr7" draw:text-style-name="P1" draw:layer="layout" svg:x1="6.7cm" svg:y1="3.7cm" svg:x2="7.9cm" svg:y2="1.2cm">
          <text:p/>
        </draw:line>
        <draw:frame draw:style-name="gr4" draw:text-style-name="P6" draw:layer="layout" svg:width="1.023cm" svg:height="1.114cm" svg:x="7.877cm" svg:y="0.6cm">
          <draw:text-box>
            <text:p><text:span text:style-name="T5">x</text:span><text:span text:style-name="T6">e</text:span></text:p>
          </draw:text-box>
        </draw:frame>
        <draw:frame draw:style-name="gr4" draw:text-style-name="P7" draw:layer="layout" svg:width="1.023cm" svg:height="1.114cm" svg:x="3.2cm" svg:y="1.7cm">
          <draw:text-box>
            <text:p><text:span text:style-name="T7">z</text:span><text:span text:style-name="T8">e</text:span></text:p>
          </draw:text-box>
        </draw:frame>
        <draw:path draw:style-name="gr8" draw:text-style-name="P1" draw:layer="layout" svg:width="0.621cm" svg:height="0.898cm" svg:x="3.7cm" svg:y="8.701cm" svg:viewBox="0 0 622 899" svg:d="M0 0c800 299 600 899 600 899">
          <text:p/>
        </draw:path>
        <draw:line draw:style-name="gr9" draw:text-style-name="P1" draw:layer="layout" svg:x1="2.2cm" svg:y1="9.701cm" svg:x2="10.2cm" svg:y2="2.101cm">
          <text:p/>
        </draw:line>
        <draw:path draw:style-name="gr8" draw:text-style-name="P1" draw:layer="layout" svg:width="0.621cm" svg:height="0.399cm" svg:x="6.7cm" svg:y="4.4cm" svg:viewBox="0 0 622 400" svg:d="M0 0c800 133 600 400 600 400">
          <text:p/>
        </draw:path>
        <draw:frame draw:style-name="gr10" draw:text-style-name="P8" draw:layer="layout" svg:width="0.874cm" svg:height="0.826cm" svg:x="3.126cm" svg:y="8.974cm">
          <draw:text-box>
            <text:p><text:span text:style-name="T9">q</text:span><text:span text:style-name="T10">1</text:span></text:p>
          </draw:text-box>
        </draw:frame>
        <draw:frame draw:style-name="gr10" draw:text-style-name="P8" draw:layer="layout" svg:width="0.874cm" svg:height="0.826cm" svg:x="6.326cm" svg:y="4.474cm">
          <draw:text-box>
            <text:p><text:span text:style-name="T9">q</text:span><text:span text:style-name="T10">2</text:span></text:p>
          </draw:text-box>
        </draw:frame>
        <draw:polygon draw:style-name="gr11" draw:text-style-name="P9" draw:layer="layout" svg:width="0.999cm" svg:height="1.299cm" draw:transform="rotate (1.09816116535483) translate (5.98766292001746cm 3.69064861259811cm)" svg:viewBox="0 0 1000 1300" draw:points="0,1300 0,0 1000,0 1000,205 300,205 300,1095 1000,1095 1000,1300">
          <text:p/>
        </draw:polygon>
        <draw:line draw:style-name="gr12" draw:text-style-name="P1" draw:layer="layout" svg:x1="6.7cm" svg:y1="3.7cm" svg:x2="4.1cm" svg:y2="2.3cm">
          <text:p/>
        </draw:line>
        <draw:g>
          <draw:custom-shape draw:style-name="gr13" draw:text-style-name="P10" draw:layer="layout" svg:width="0.417cm" svg:height="0.405cm" svg:x="6.5cm" svg:y="3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6.557cm" svg:y1="3.566cm" svg:x2="6.857cm" svg:y2="3.866cm">
            <text:p/>
          </draw:line>
          <draw:line draw:style-name="gr1" draw:text-style-name="P1" draw:layer="layout" svg:x1="6.557cm" svg:y1="3.566cm" svg:x2="6.857cm" svg:y2="3.866cm">
            <text:p/>
          </draw:line>
          <draw:line draw:style-name="gr1" draw:text-style-name="P1" draw:layer="layout" svg:x1="6.857cm" svg:y1="3.566cm" svg:x2="6.557cm" svg:y2="3.866cm">
            <text:p/>
          </draw:line>
        </draw:g>
        <draw:frame draw:style-name="gr14" draw:text-style-name="P11" draw:layer="layout" svg:width="1.175cm" svg:height="0.966cm" svg:x="5.525cm" svg:y="1.7cm">
          <draw:text-box>
            <text:p><text:span text:style-name="T11">y</text:span><text:span text:style-name="T12">e</text:span></text:p>
          </draw:text-box>
        </draw:frame>
        <draw:g>
          <draw:custom-shape draw:style-name="gr15" draw:text-style-name="P10" draw:layer="layout" svg:width="0.417cm" svg:height="0.405cm" svg:x="1.983cm" svg:y="9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34cm" svg:y1="9.566cm" svg:x2="2.04cm" svg:y2="9.866cm">
            <text:p/>
          </draw:line>
        </draw:g>
        <draw:frame draw:style-name="gr14" draw:text-style-name="P12" draw:layer="layout" svg:width="1.175cm" svg:height="0.966cm" svg:x="2.2cm" svg:y="9.934cm">
          <draw:text-box>
            <text:p><text:span text:style-name="T13">y</text:span><text:span text:style-name="T14">0</text:span></text:p>
          </draw:text-box>
        </draw:frame>
        <draw:custom-shape draw:style-name="gr17" draw:text-style-name="P1" draw:layer="layout" svg:width="0.2cm" svg:height="1.7cm" draw:transform="rotate (-0.489739388109611) translate (5.824cm 4.506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2cm" svg:height="1.7cm" draw:transform="rotate (-0.489739388109611) translate (6.324cm 4.8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" draw:layer="layout" svg:x1="4.5cm" svg:y1="6.3cm" svg:x2="5.8cm" svg:y2="3.9cm">
          <text:p/>
        </draw:line>
        <draw:frame draw:style-name="gr10" draw:text-style-name="P8" draw:layer="layout" svg:width="0.874cm" svg:height="0.826cm" svg:x="4.026cm" svg:y="4.4cm">
          <draw:text-box>
            <text:p><text:span text:style-name="T9">q</text:span><text:span text:style-name="T10">3</text:span></text:p>
          </draw:text-box>
        </draw:frame>
      </draw:page>
      <draw:page draw:name="page2" draw:style-name="dp1" draw:master-page-name="Predefinição">
        <draw:line draw:style-name="gr1" draw:text-style-name="P1" draw:layer="layout" svg:x1="22cm" svg:y1="8.2cm" svg:x2="22.3cm" svg:y2="8.5cm">
          <text:p/>
        </draw:line>
        <draw:line draw:style-name="gr2" draw:text-style-name="P1" draw:layer="layout" svg:x1="2.1cm" svg:y1="9.901cm" svg:x2="2.1cm" svg:y2="6.301cm">
          <text:p/>
        </draw:line>
        <draw:line draw:style-name="gr3" draw:text-style-name="P1" draw:layer="layout" svg:x1="2.1cm" svg:y1="9.702cm" svg:x2="5.7cm" svg:y2="9.702cm">
          <text:p/>
        </draw:line>
        <draw:frame draw:style-name="gr4" draw:text-style-name="P2" draw:layer="layout" svg:width="1.023cm" svg:height="1.114cm" svg:x="5.8cm" svg:y="9.201cm">
          <draw:text-box>
            <text:p><text:span text:style-name="T1">x</text:span><text:span text:style-name="T2">0</text:span></text:p>
          </draw:text-box>
        </draw:frame>
        <draw:frame draw:style-name="gr4" draw:text-style-name="P3" draw:layer="layout" svg:width="1.023cm" svg:height="1.114cm" svg:x="1.7cm" svg:y="4.988cm">
          <draw:text-box>
            <text:p><text:span text:style-name="T3">z</text:span><text:span text:style-name="T4">0</text:span></text:p>
          </draw:text-box>
        </draw:frame>
        <draw:rect draw:style-name="gr5" draw:text-style-name="P4" draw:layer="layout" svg:width="3.6cm" svg:height="0.6cm" draw:transform="rotate (1.07913707650809) translate (4.572cm 7.018cm)">
          <text:p/>
        </draw:rect>
        <draw:rect draw:style-name="gr5" draw:text-style-name="P4" draw:layer="layout" svg:width="3.6cm" svg:height="0.6cm" draw:transform="rotate (0.753458638085952) translate (2cm 9.464cm)">
          <text:p/>
        </draw:rect>
        <draw:circle draw:style-name="gr6" draw:text-style-name="P5" draw:layer="layout" svg:width="0.8cm" svg:height="0.8cm" svg:x="1.8cm" svg:y="9.301cm">
          <text:p/>
        </draw:circle>
        <draw:circle draw:style-name="gr6" draw:text-style-name="P5" draw:layer="layout" svg:width="0.8cm" svg:height="0.8cm" svg:x="4.5cm" svg:y="6.701cm">
          <text:p/>
        </draw:circle>
        <draw:path draw:style-name="gr8" draw:text-style-name="P1" draw:layer="layout" svg:width="0.621cm" svg:height="0.898cm" svg:x="3.7cm" svg:y="8.701cm" svg:viewBox="0 0 622 899" svg:d="M0 0c800 299 600 899 600 899">
          <text:p/>
        </draw:path>
        <draw:frame draw:style-name="gr10" draw:text-style-name="P8" draw:layer="layout" svg:width="0.874cm" svg:height="0.826cm" svg:x="3.126cm" svg:y="8.974cm">
          <draw:text-box>
            <text:p><text:span text:style-name="T9">q</text:span><text:span text:style-name="T10">1</text:span></text:p>
          </draw:text-box>
        </draw:frame>
        <draw:polygon draw:style-name="gr11" draw:text-style-name="P9" draw:layer="layout" svg:width="0.999cm" svg:height="1.299cm" draw:transform="rotate (1.09816116535483) translate (5.98766292001746cm 3.69064861259811cm)" svg:viewBox="0 0 1000 1300" draw:points="0,1300 0,0 1000,0 1000,205 300,205 300,1095 1000,1095 1000,1300">
          <text:p/>
        </draw:polygon>
        <draw:g>
          <draw:custom-shape draw:style-name="gr15" draw:text-style-name="P10" draw:layer="layout" svg:width="0.417cm" svg:height="0.405cm" svg:x="1.983cm" svg:y="9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34cm" svg:y1="9.566cm" svg:x2="2.04cm" svg:y2="9.866cm">
            <text:p/>
          </draw:line>
        </draw:g>
        <draw:frame draw:style-name="gr14" draw:text-style-name="P12" draw:layer="layout" svg:width="1.175cm" svg:height="0.966cm" svg:x="2.2cm" svg:y="9.934cm">
          <draw:text-box>
            <text:p><text:span text:style-name="T13">y</text:span><text:span text:style-name="T14">0</text:span></text:p>
          </draw:text-box>
        </draw:frame>
        <draw:line draw:style-name="gr19" draw:text-style-name="P1" draw:layer="layout" svg:x1="2.2cm" svg:y1="9.7cm" svg:x2="5cm" svg:y2="7cm">
          <text:p/>
        </draw:line>
      </draw:page>
      <draw:page draw:name="page3" draw:style-name="dp1" draw:master-page-name="Predefinição">
        <draw:line draw:style-name="gr1" draw:text-style-name="P1" draw:layer="layout" svg:x1="22cm" svg:y1="8.2cm" svg:x2="22.3cm" svg:y2="8.5cm">
          <text:p/>
        </draw:line>
        <draw:line draw:style-name="gr2" draw:text-style-name="P1" draw:layer="layout" svg:x1="2.1cm" svg:y1="9.901cm" svg:x2="2.1cm" svg:y2="6.301cm">
          <text:p/>
        </draw:line>
        <draw:line draw:style-name="gr3" draw:text-style-name="P1" draw:layer="layout" svg:x1="2.1cm" svg:y1="9.702cm" svg:x2="5.7cm" svg:y2="9.702cm">
          <text:p/>
        </draw:line>
        <draw:frame draw:style-name="gr4" draw:text-style-name="P2" draw:layer="layout" svg:width="1.023cm" svg:height="1.114cm" svg:x="5.8cm" svg:y="9.201cm">
          <draw:text-box>
            <text:p><text:span text:style-name="T1">x</text:span><text:span text:style-name="T2">0</text:span></text:p>
          </draw:text-box>
        </draw:frame>
        <draw:frame draw:style-name="gr4" draw:text-style-name="P3" draw:layer="layout" svg:width="1.023cm" svg:height="1.114cm" svg:x="1.7cm" svg:y="4.988cm">
          <draw:text-box>
            <text:p><text:span text:style-name="T3">z</text:span><text:span text:style-name="T4">0</text:span></text:p>
          </draw:text-box>
        </draw:frame>
        <draw:rect draw:style-name="gr5" draw:text-style-name="P4" draw:layer="layout" svg:width="3.6cm" svg:height="0.6cm" draw:transform="rotate (1.07913707650809) translate (4.572cm 7.018cm)">
          <text:p/>
        </draw:rect>
        <draw:rect draw:style-name="gr5" draw:text-style-name="P4" draw:layer="layout" svg:width="3.6cm" svg:height="0.6cm" draw:transform="rotate (0.753458638085952) translate (2cm 9.464cm)">
          <text:p/>
        </draw:rect>
        <draw:circle draw:style-name="gr6" draw:text-style-name="P5" draw:layer="layout" svg:width="0.8cm" svg:height="0.8cm" svg:x="1.8cm" svg:y="9.301cm">
          <text:p/>
        </draw:circle>
        <draw:circle draw:style-name="gr6" draw:text-style-name="P5" draw:layer="layout" svg:width="0.8cm" svg:height="0.8cm" svg:x="4.5cm" svg:y="6.701cm">
          <text:p/>
        </draw:circle>
        <draw:path draw:style-name="gr8" draw:text-style-name="P1" draw:layer="layout" svg:width="0.621cm" svg:height="0.898cm" svg:x="3.7cm" svg:y="8.701cm" svg:viewBox="0 0 622 899" svg:d="M0 0c800 299 600 899 600 899">
          <text:p/>
        </draw:path>
        <draw:frame draw:style-name="gr10" draw:text-style-name="P8" draw:layer="layout" svg:width="0.874cm" svg:height="0.826cm" svg:x="3.126cm" svg:y="8.974cm">
          <draw:text-box>
            <text:p><text:span text:style-name="T9">q</text:span><text:span text:style-name="T10">1</text:span></text:p>
          </draw:text-box>
        </draw:frame>
        <draw:polygon draw:style-name="gr11" draw:text-style-name="P9" draw:layer="layout" svg:width="0.999cm" svg:height="1.299cm" draw:transform="rotate (1.09816116535483) translate (5.98766292001746cm 3.69064861259811cm)" svg:viewBox="0 0 1000 1300" draw:points="0,1300 0,0 1000,0 1000,205 300,205 300,1095 1000,1095 1000,1300">
          <text:p/>
        </draw:polygon>
        <draw:g>
          <draw:custom-shape draw:style-name="gr15" draw:text-style-name="P10" draw:layer="layout" svg:width="0.417cm" svg:height="0.405cm" svg:x="1.983cm" svg:y="9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34cm" svg:y1="9.566cm" svg:x2="2.04cm" svg:y2="9.866cm">
            <text:p/>
          </draw:line>
        </draw:g>
        <draw:frame draw:style-name="gr14" draw:text-style-name="P12" draw:layer="layout" svg:width="1.175cm" svg:height="0.966cm" svg:x="2.2cm" svg:y="9.934cm">
          <draw:text-box>
            <text:p><text:span text:style-name="T13">y</text:span><text:span text:style-name="T14">0</text:span></text:p>
          </draw:text-box>
        </draw:frame>
        <draw:line draw:style-name="gr19" draw:text-style-name="P1" draw:layer="layout" svg:x1="2.2cm" svg:y1="9.7cm" svg:x2="5cm" svg:y2="7cm">
          <text:p/>
        </draw:line>
        <draw:custom-shape draw:style-name="gr20" draw:text-style-name="P1" draw:layer="layout" svg:width="0.3cm" svg:height="2.7cm" svg:x="5.1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1" draw:layer="layout" svg:width="0.3cm" svg:height="2.7cm" draw:transform="rotate (1.5707963267949) translate (2.4cm 10.1cm)">
          <text:p/>
          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13" draw:layer="layout" svg:width="2.102cm" svg:height="0.729cm" svg:x="5.3cm" svg:y="8cm">
          <draw:text-box>
            <text:p><text:span text:style-name="T15">0,5sen(q</text:span><text:span text:style-name="T16">1</text:span><text:span text:style-name="T15">)</text:span></text:p>
          </draw:text-box>
        </draw:frame>
        <draw:frame draw:style-name="gr23" draw:text-style-name="P13" draw:layer="layout" svg:width="2.085cm" svg:height="0.729cm" svg:x="3cm" svg:y="10.1cm">
          <draw:text-box>
            <text:p><text:span text:style-name="T15">0,5cos(q</text:span><text:span text:style-name="T16">1</text:span><text:span text:style-name="T15">)</text:span></text:p>
          </draw:text-box>
        </draw:frame>
      </draw:page>
      <draw:page draw:name="page4" draw:style-name="dp1" draw:master-page-name="Predefinição">
        <draw:line draw:style-name="gr1" draw:text-style-name="P1" draw:layer="layout" svg:x1="22cm" svg:y1="8.2cm" svg:x2="22.3cm" svg:y2="8.5cm">
          <text:p/>
        </draw:line>
        <draw:line draw:style-name="gr2" draw:text-style-name="P1" draw:layer="layout" svg:x1="2.1cm" svg:y1="9.901cm" svg:x2="2.1cm" svg:y2="6.301cm">
          <text:p/>
        </draw:line>
        <draw:line draw:style-name="gr3" draw:text-style-name="P1" draw:layer="layout" svg:x1="2.1cm" svg:y1="9.702cm" svg:x2="5.7cm" svg:y2="9.702cm">
          <text:p/>
        </draw:line>
        <draw:frame draw:style-name="gr4" draw:text-style-name="P2" draw:layer="layout" svg:width="1.023cm" svg:height="1.114cm" svg:x="5.8cm" svg:y="9.201cm">
          <draw:text-box>
            <text:p><text:span text:style-name="T1">x</text:span><text:span text:style-name="T2">0</text:span></text:p>
          </draw:text-box>
        </draw:frame>
        <draw:frame draw:style-name="gr4" draw:text-style-name="P3" draw:layer="layout" svg:width="1.023cm" svg:height="1.114cm" svg:x="1.7cm" svg:y="4.988cm">
          <draw:text-box>
            <text:p><text:span text:style-name="T3">z</text:span><text:span text:style-name="T4">0</text:span></text:p>
          </draw:text-box>
        </draw:frame>
        <draw:rect draw:style-name="gr5" draw:text-style-name="P4" draw:layer="layout" svg:width="3.6cm" svg:height="0.6cm" draw:transform="rotate (1.07913707650809) translate (4.572cm 7.018cm)">
          <text:p/>
        </draw:rect>
        <draw:rect draw:style-name="gr5" draw:text-style-name="P4" draw:layer="layout" svg:width="3.6cm" svg:height="0.6cm" draw:transform="rotate (0.753458638085952) translate (2cm 9.464cm)">
          <text:p/>
        </draw:rect>
        <draw:circle draw:style-name="gr6" draw:text-style-name="P5" draw:layer="layout" svg:width="0.8cm" svg:height="0.8cm" svg:x="1.8cm" svg:y="9.301cm">
          <text:p/>
        </draw:circle>
        <draw:circle draw:style-name="gr6" draw:text-style-name="P5" draw:layer="layout" svg:width="0.8cm" svg:height="0.8cm" svg:x="4.5cm" svg:y="6.701cm">
          <text:p/>
        </draw:circle>
        <draw:path draw:style-name="gr8" draw:text-style-name="P1" draw:layer="layout" svg:width="0.621cm" svg:height="0.898cm" svg:x="3.7cm" svg:y="8.701cm" svg:viewBox="0 0 622 899" svg:d="M0 0c800 299 600 899 600 899">
          <text:p/>
        </draw:path>
        <draw:frame draw:style-name="gr10" draw:text-style-name="P8" draw:layer="layout" svg:width="0.874cm" svg:height="0.826cm" svg:x="3.126cm" svg:y="8.974cm">
          <draw:text-box>
            <text:p><text:span text:style-name="T9">q</text:span><text:span text:style-name="T10">1</text:span></text:p>
          </draw:text-box>
        </draw:frame>
        <draw:polygon draw:style-name="gr11" draw:text-style-name="P9" draw:layer="layout" svg:width="0.999cm" svg:height="1.299cm" draw:transform="rotate (1.09816116535483) translate (5.98766292001746cm 3.69064861259811cm)" svg:viewBox="0 0 1000 1300" draw:points="0,1300 0,0 1000,0 1000,205 300,205 300,1095 1000,1095 1000,1300">
          <text:p/>
        </draw:polygon>
        <draw:g>
          <draw:custom-shape draw:style-name="gr15" draw:text-style-name="P10" draw:layer="layout" svg:width="0.417cm" svg:height="0.405cm" svg:x="1.983cm" svg:y="9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34cm" svg:y1="9.566cm" svg:x2="2.04cm" svg:y2="9.866cm">
            <text:p/>
          </draw:line>
        </draw:g>
        <draw:frame draw:style-name="gr14" draw:text-style-name="P12" draw:layer="layout" svg:width="1.175cm" svg:height="0.966cm" svg:x="2.2cm" svg:y="9.934cm">
          <draw:text-box>
            <text:p><text:span text:style-name="T13">y</text:span><text:span text:style-name="T14">0</text:span></text:p>
          </draw:text-box>
        </draw:frame>
        <draw:line draw:style-name="gr19" draw:text-style-name="P1" draw:layer="layout" svg:x1="2.2cm" svg:y1="9.7cm" svg:x2="5cm" svg:y2="7cm">
          <text:p/>
        </draw:line>
        <draw:line draw:style-name="gr9" draw:text-style-name="P1" draw:layer="layout" svg:x1="5cm" svg:y1="7cm" svg:x2="10.2cm" svg:y2="2.101cm">
          <text:p/>
        </draw:line>
        <draw:path draw:style-name="gr8" draw:text-style-name="P1" draw:layer="layout" svg:width="0.199cm" svg:height="0.199cm" svg:x="6cm" svg:y="5.6cm" svg:viewBox="0 0 200 200" svg:d="M0 0c257 67 193 200 193 200">
          <text:p/>
        </draw:path>
        <draw:frame draw:style-name="gr10" draw:text-style-name="P8" draw:layer="layout" svg:width="0.874cm" svg:height="0.826cm" svg:x="6.326cm" svg:y="4.474cm">
          <draw:text-box>
            <text:p><text:span text:style-name="T9">q</text:span><text:span text:style-name="T10">2</text:span></text:p>
          </draw:text-box>
        </draw:frame>
        <draw:line draw:style-name="gr19" draw:text-style-name="P1" draw:layer="layout" svg:x1="5cm" svg:y1="7cm" svg:x2="6.6cm" svg:y2="4cm">
          <text:p/>
        </draw:line>
        <draw:line draw:style-name="gr9" draw:text-style-name="P1" draw:layer="layout" svg:x1="4.4cm" svg:y1="7cm" svg:x2="9.6cm" svg:y2="7cm">
          <text:p/>
        </draw:line>
        <draw:path draw:style-name="gr8" draw:text-style-name="P1" draw:layer="layout" svg:width="0.621cm" svg:height="0.898cm" svg:x="6cm" svg:y="6.1cm" svg:viewBox="0 0 622 899" svg:d="M0 0c800 299 600 899 600 899">
          <text:p/>
        </draw:path>
        <draw:frame draw:style-name="gr10" draw:text-style-name="P8" draw:layer="layout" svg:width="0.874cm" svg:height="0.826cm" svg:x="6.726cm" svg:y="6cm">
          <draw:text-box>
            <text:p><text:span text:style-name="T9">q</text:span><text:span text:style-name="T10">1</text:span></text:p>
          </draw:text-box>
        </draw:frame>
      </draw:page>
      <draw:page draw:name="page5" draw:style-name="dp1" draw:master-page-name="Predefinição">
        <draw:line draw:style-name="gr1" draw:text-style-name="P1" draw:layer="layout" svg:x1="22cm" svg:y1="8.2cm" svg:x2="22.3cm" svg:y2="8.5cm">
          <text:p/>
        </draw:line>
        <draw:line draw:style-name="gr2" draw:text-style-name="P1" draw:layer="layout" svg:x1="2.1cm" svg:y1="9.901cm" svg:x2="2.1cm" svg:y2="6.301cm">
          <text:p/>
        </draw:line>
        <draw:line draw:style-name="gr3" draw:text-style-name="P1" draw:layer="layout" svg:x1="2.1cm" svg:y1="9.702cm" svg:x2="5.7cm" svg:y2="9.702cm">
          <text:p/>
        </draw:line>
        <draw:frame draw:style-name="gr4" draw:text-style-name="P2" draw:layer="layout" svg:width="1.023cm" svg:height="1.114cm" svg:x="5.8cm" svg:y="9.201cm">
          <draw:text-box>
            <text:p><text:span text:style-name="T1">x</text:span><text:span text:style-name="T2">0</text:span></text:p>
          </draw:text-box>
        </draw:frame>
        <draw:frame draw:style-name="gr4" draw:text-style-name="P3" draw:layer="layout" svg:width="1.023cm" svg:height="1.114cm" svg:x="1.7cm" svg:y="4.988cm">
          <draw:text-box>
            <text:p><text:span text:style-name="T3">z</text:span><text:span text:style-name="T4">0</text:span></text:p>
          </draw:text-box>
        </draw:frame>
        <draw:rect draw:style-name="gr5" draw:text-style-name="P4" draw:layer="layout" svg:width="3.6cm" svg:height="0.6cm" draw:transform="rotate (1.07913707650809) translate (4.572cm 7.018cm)">
          <text:p/>
        </draw:rect>
        <draw:rect draw:style-name="gr5" draw:text-style-name="P4" draw:layer="layout" svg:width="3.6cm" svg:height="0.6cm" draw:transform="rotate (0.753458638085952) translate (2cm 9.464cm)">
          <text:p/>
        </draw:rect>
        <draw:circle draw:style-name="gr6" draw:text-style-name="P5" draw:layer="layout" svg:width="0.8cm" svg:height="0.8cm" svg:x="1.8cm" svg:y="9.301cm">
          <text:p/>
        </draw:circle>
        <draw:circle draw:style-name="gr6" draw:text-style-name="P5" draw:layer="layout" svg:width="0.8cm" svg:height="0.8cm" svg:x="4.5cm" svg:y="6.701cm">
          <text:p/>
        </draw:circle>
        <draw:path draw:style-name="gr8" draw:text-style-name="P1" draw:layer="layout" svg:width="0.621cm" svg:height="0.898cm" svg:x="3.7cm" svg:y="8.701cm" svg:viewBox="0 0 622 899" svg:d="M0 0c800 299 600 899 600 899">
          <text:p/>
        </draw:path>
        <draw:frame draw:style-name="gr10" draw:text-style-name="P8" draw:layer="layout" svg:width="0.874cm" svg:height="0.826cm" svg:x="3.126cm" svg:y="8.974cm">
          <draw:text-box>
            <text:p><text:span text:style-name="T9">q</text:span><text:span text:style-name="T10">1</text:span></text:p>
          </draw:text-box>
        </draw:frame>
        <draw:polygon draw:style-name="gr11" draw:text-style-name="P9" draw:layer="layout" svg:width="0.999cm" svg:height="1.299cm" draw:transform="rotate (1.09816116535483) translate (5.98766292001746cm 3.69064861259811cm)" svg:viewBox="0 0 1000 1300" draw:points="0,1300 0,0 1000,0 1000,205 300,205 300,1095 1000,1095 1000,1300">
          <text:p/>
        </draw:polygon>
        <draw:g>
          <draw:custom-shape draw:style-name="gr15" draw:text-style-name="P10" draw:layer="layout" svg:width="0.417cm" svg:height="0.405cm" svg:x="1.983cm" svg:y="9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34cm" svg:y1="9.566cm" svg:x2="2.04cm" svg:y2="9.866cm">
            <text:p/>
          </draw:line>
        </draw:g>
        <draw:frame draw:style-name="gr14" draw:text-style-name="P12" draw:layer="layout" svg:width="1.175cm" svg:height="0.966cm" svg:x="2.2cm" svg:y="9.934cm">
          <draw:text-box>
            <text:p><text:span text:style-name="T13">y</text:span><text:span text:style-name="T14">0</text:span></text:p>
          </draw:text-box>
        </draw:frame>
        <draw:line draw:style-name="gr19" draw:text-style-name="P1" draw:layer="layout" svg:x1="2.2cm" svg:y1="9.7cm" svg:x2="5cm" svg:y2="7cm">
          <text:p/>
        </draw:line>
        <draw:line draw:style-name="gr19" draw:text-style-name="P1" draw:layer="layout" svg:x1="5cm" svg:y1="7cm" svg:x2="6.6cm" svg:y2="4cm">
          <text:p/>
        </draw:line>
        <draw:line draw:style-name="gr9" draw:text-style-name="P1" draw:layer="layout" svg:x1="4.4cm" svg:y1="7cm" svg:x2="9.6cm" svg:y2="7cm">
          <text:p/>
        </draw:line>
        <draw:path draw:style-name="gr8" draw:text-style-name="P1" draw:layer="layout" svg:width="0.8cm" svg:height="1.198cm" svg:x="5.6cm" svg:y="5.8cm" svg:viewBox="0 0 801 1199" svg:d="M0 0c1029 399 772 1199 772 1199">
          <text:p/>
        </draw:path>
        <draw:frame draw:style-name="gr24" draw:text-style-name="P8" draw:layer="layout" svg:width="1.492cm" svg:height="0.826cm" svg:x="6.426cm" svg:y="5.974cm">
          <draw:text-box>
            <text:p><text:span text:style-name="T9">q</text:span><text:span text:style-name="T10">1</text:span><text:span text:style-name="T9">+q</text:span><text:span text:style-name="T10">2</text:span></text:p>
          </draw:text-box>
        </draw:frame>
      </draw:page>
      <draw:page draw:name="page6" draw:style-name="dp1" draw:master-page-name="Predefinição">
        <draw:line draw:style-name="gr1" draw:text-style-name="P1" draw:layer="layout" svg:x1="22cm" svg:y1="8.2cm" svg:x2="22.3cm" svg:y2="8.5cm">
          <text:p/>
        </draw:line>
        <draw:line draw:style-name="gr2" draw:text-style-name="P1" draw:layer="layout" svg:x1="2.1cm" svg:y1="9.901cm" svg:x2="2.1cm" svg:y2="6.301cm">
          <text:p/>
        </draw:line>
        <draw:line draw:style-name="gr3" draw:text-style-name="P1" draw:layer="layout" svg:x1="2.1cm" svg:y1="9.702cm" svg:x2="5.7cm" svg:y2="9.702cm">
          <text:p/>
        </draw:line>
        <draw:frame draw:style-name="gr4" draw:text-style-name="P2" draw:layer="layout" svg:width="1.023cm" svg:height="1.114cm" svg:x="5.8cm" svg:y="9.201cm">
          <draw:text-box>
            <text:p><text:span text:style-name="T1">x</text:span><text:span text:style-name="T2">0</text:span></text:p>
          </draw:text-box>
        </draw:frame>
        <draw:frame draw:style-name="gr4" draw:text-style-name="P3" draw:layer="layout" svg:width="1.023cm" svg:height="1.114cm" svg:x="1.7cm" svg:y="4.988cm">
          <draw:text-box>
            <text:p><text:span text:style-name="T3">z</text:span><text:span text:style-name="T4">0</text:span></text:p>
          </draw:text-box>
        </draw:frame>
        <draw:rect draw:style-name="gr5" draw:text-style-name="P4" draw:layer="layout" svg:width="3.6cm" svg:height="0.6cm" draw:transform="rotate (1.07913707650809) translate (4.572cm 7.018cm)">
          <text:p/>
        </draw:rect>
        <draw:rect draw:style-name="gr5" draw:text-style-name="P4" draw:layer="layout" svg:width="3.6cm" svg:height="0.6cm" draw:transform="rotate (0.753458638085952) translate (2cm 9.464cm)">
          <text:p/>
        </draw:rect>
        <draw:circle draw:style-name="gr6" draw:text-style-name="P5" draw:layer="layout" svg:width="0.8cm" svg:height="0.8cm" svg:x="1.8cm" svg:y="9.301cm">
          <text:p/>
        </draw:circle>
        <draw:circle draw:style-name="gr6" draw:text-style-name="P5" draw:layer="layout" svg:width="0.8cm" svg:height="0.8cm" svg:x="4.5cm" svg:y="6.701cm">
          <text:p/>
        </draw:circle>
        <draw:path draw:style-name="gr8" draw:text-style-name="P1" draw:layer="layout" svg:width="0.621cm" svg:height="0.898cm" svg:x="3.7cm" svg:y="8.701cm" svg:viewBox="0 0 622 899" svg:d="M0 0c800 299 600 899 600 899">
          <text:p/>
        </draw:path>
        <draw:frame draw:style-name="gr10" draw:text-style-name="P8" draw:layer="layout" svg:width="0.874cm" svg:height="0.826cm" svg:x="3.126cm" svg:y="8.974cm">
          <draw:text-box>
            <text:p><text:span text:style-name="T9">q</text:span><text:span text:style-name="T10">1</text:span></text:p>
          </draw:text-box>
        </draw:frame>
        <draw:polygon draw:style-name="gr11" draw:text-style-name="P9" draw:layer="layout" svg:width="0.999cm" svg:height="1.299cm" draw:transform="rotate (1.09816116535483) translate (5.98766292001746cm 3.69064861259811cm)" svg:viewBox="0 0 1000 1300" draw:points="0,1300 0,0 1000,0 1000,205 300,205 300,1095 1000,1095 1000,1300">
          <text:p/>
        </draw:polygon>
        <draw:g>
          <draw:custom-shape draw:style-name="gr15" draw:text-style-name="P10" draw:layer="layout" svg:width="0.417cm" svg:height="0.405cm" svg:x="1.983cm" svg:y="9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34cm" svg:y1="9.566cm" svg:x2="2.04cm" svg:y2="9.866cm">
            <text:p/>
          </draw:line>
        </draw:g>
        <draw:frame draw:style-name="gr14" draw:text-style-name="P12" draw:layer="layout" svg:width="1.175cm" svg:height="0.966cm" svg:x="2.2cm" svg:y="9.934cm">
          <draw:text-box>
            <text:p><text:span text:style-name="T13">y</text:span><text:span text:style-name="T14">0</text:span></text:p>
          </draw:text-box>
        </draw:frame>
        <draw:line draw:style-name="gr19" draw:text-style-name="P1" draw:layer="layout" svg:x1="2.2cm" svg:y1="9.7cm" svg:x2="5cm" svg:y2="7cm">
          <text:p/>
        </draw:line>
        <draw:line draw:style-name="gr19" draw:text-style-name="P1" draw:layer="layout" svg:x1="5cm" svg:y1="7cm" svg:x2="6.6cm" svg:y2="4cm">
          <text:p/>
        </draw:line>
        <draw:line draw:style-name="gr9" draw:text-style-name="P1" draw:layer="layout" svg:x1="4.4cm" svg:y1="7cm" svg:x2="9.6cm" svg:y2="7cm">
          <text:p/>
        </draw:line>
        <draw:path draw:style-name="gr8" draw:text-style-name="P1" draw:layer="layout" svg:width="0.8cm" svg:height="1.198cm" svg:x="5.6cm" svg:y="5.8cm" svg:viewBox="0 0 801 1199" svg:d="M0 0c1029 399 772 1199 772 1199">
          <text:p/>
        </draw:path>
        <draw:frame draw:style-name="gr24" draw:text-style-name="P8" draw:layer="layout" svg:width="1.492cm" svg:height="0.826cm" svg:x="6.426cm" svg:y="5.974cm">
          <draw:text-box>
            <text:p><text:span text:style-name="T9">q</text:span><text:span text:style-name="T10">1</text:span><text:span text:style-name="T9">+q</text:span><text:span text:style-name="T10">2</text:span></text:p>
          </draw:text-box>
        </draw:frame>
        <draw:custom-shape draw:style-name="gr25" draw:text-style-name="P1" draw:layer="layout" svg:width="0.3cm" svg:height="1.6cm" draw:transform="rotate (1.5707963267949) translate (5cm 7.4cm)">
          <text:p/>
          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1" draw:layer="layout" svg:width="0.3cm" svg:height="3cm" svg:x="6.5cm" svg:y="4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13" draw:layer="layout" svg:width="2.597cm" svg:height="0.729cm" svg:x="5.115cm" svg:y="7.4cm">
          <draw:text-box>
            <text:p><text:span text:style-name="T15">0,5cos(q</text:span><text:span text:style-name="T16">1</text:span><text:span text:style-name="T17">+q</text:span><text:span text:style-name="T16">2</text:span><text:span text:style-name="T15">)</text:span></text:p>
          </draw:text-box>
        </draw:frame>
        <draw:frame draw:style-name="gr28" draw:text-style-name="P13" draw:layer="layout" svg:width="2.614cm" svg:height="0.729cm" svg:x="6.7cm" svg:y="5.2cm">
          <draw:text-box>
            <text:p><text:span text:style-name="T15">0,5sen(q</text:span><text:span text:style-name="T16">1</text:span><text:span text:style-name="T17">+q</text:span><text:span text:style-name="T16">2</text:span><text:span text:style-name="T15">)</text:span></text:p>
          </draw:text-box>
        </draw:frame>
      </draw:page>
      <draw:page draw:name="page7" draw:style-name="dp1" draw:master-page-name="Predefinição">
        <draw:line draw:style-name="gr1" draw:text-style-name="P1" draw:layer="layout" svg:x1="22cm" svg:y1="8.2cm" svg:x2="22.3cm" svg:y2="8.5cm">
          <text:p/>
        </draw:line>
        <draw:line draw:style-name="gr2" draw:text-style-name="P1" draw:layer="layout" svg:x1="2.1cm" svg:y1="9.901cm" svg:x2="2.1cm" svg:y2="6.301cm">
          <text:p/>
        </draw:line>
        <draw:line draw:style-name="gr3" draw:text-style-name="P1" draw:layer="layout" svg:x1="2.1cm" svg:y1="9.702cm" svg:x2="5.7cm" svg:y2="9.702cm">
          <text:p/>
        </draw:line>
        <draw:frame draw:style-name="gr4" draw:text-style-name="P2" draw:layer="layout" svg:width="1.023cm" svg:height="1.114cm" svg:x="5.8cm" svg:y="9.201cm">
          <draw:text-box>
            <text:p><text:span text:style-name="T1">x</text:span><text:span text:style-name="T2">0</text:span></text:p>
          </draw:text-box>
        </draw:frame>
        <draw:frame draw:style-name="gr4" draw:text-style-name="P3" draw:layer="layout" svg:width="1.023cm" svg:height="1.114cm" svg:x="1.7cm" svg:y="4.988cm">
          <draw:text-box>
            <text:p><text:span text:style-name="T3">z</text:span><text:span text:style-name="T4">0</text:span></text:p>
          </draw:text-box>
        </draw:frame>
        <draw:rect draw:style-name="gr5" draw:text-style-name="P4" draw:layer="layout" svg:width="3.6cm" svg:height="0.6cm" draw:transform="rotate (1.07913707650809) translate (4.572cm 7.018cm)">
          <text:p/>
        </draw:rect>
        <draw:rect draw:style-name="gr5" draw:text-style-name="P4" draw:layer="layout" svg:width="3.6cm" svg:height="0.6cm" draw:transform="rotate (0.753458638085952) translate (2cm 9.464cm)">
          <text:p/>
        </draw:rect>
        <draw:circle draw:style-name="gr6" draw:text-style-name="P5" draw:layer="layout" svg:width="0.8cm" svg:height="0.8cm" svg:x="1.8cm" svg:y="9.301cm">
          <text:p/>
        </draw:circle>
        <draw:circle draw:style-name="gr6" draw:text-style-name="P5" draw:layer="layout" svg:width="0.8cm" svg:height="0.8cm" svg:x="4.5cm" svg:y="6.701cm">
          <text:p/>
        </draw:circle>
        <draw:line draw:style-name="gr7" draw:text-style-name="P1" draw:layer="layout" svg:x1="6.7cm" svg:y1="3.7cm" svg:x2="7.9cm" svg:y2="1.2cm">
          <text:p/>
        </draw:line>
        <draw:frame draw:style-name="gr4" draw:text-style-name="P6" draw:layer="layout" svg:width="1.023cm" svg:height="1.114cm" svg:x="7.877cm" svg:y="0.6cm">
          <draw:text-box>
            <text:p><text:span text:style-name="T5">x</text:span><text:span text:style-name="T6">e</text:span></text:p>
          </draw:text-box>
        </draw:frame>
        <draw:frame draw:style-name="gr4" draw:text-style-name="P7" draw:layer="layout" svg:width="1.023cm" svg:height="1.114cm" svg:x="3.2cm" svg:y="1.7cm">
          <draw:text-box>
            <text:p><text:span text:style-name="T7">z</text:span><text:span text:style-name="T8">e</text:span></text:p>
          </draw:text-box>
        </draw:frame>
        <draw:path draw:style-name="gr8" draw:text-style-name="P1" draw:layer="layout" svg:width="0.621cm" svg:height="0.898cm" svg:x="3.7cm" svg:y="8.701cm" svg:viewBox="0 0 622 899" svg:d="M0 0c800 299 600 899 600 899">
          <text:p/>
        </draw:path>
        <draw:frame draw:style-name="gr10" draw:text-style-name="P8" draw:layer="layout" svg:width="0.874cm" svg:height="0.826cm" svg:x="3.126cm" svg:y="8.974cm">
          <draw:text-box>
            <text:p><text:span text:style-name="T9">q</text:span><text:span text:style-name="T10">1</text:span></text:p>
          </draw:text-box>
        </draw:frame>
        <draw:polygon draw:style-name="gr11" draw:text-style-name="P9" draw:layer="layout" svg:width="0.999cm" svg:height="1.299cm" draw:transform="rotate (1.09816116535483) translate (5.98766292001746cm 3.69064861259811cm)" svg:viewBox="0 0 1000 1300" draw:points="0,1300 0,0 1000,0 1000,205 300,205 300,1095 1000,1095 1000,1300">
          <text:p/>
        </draw:polygon>
        <draw:line draw:style-name="gr12" draw:text-style-name="P1" draw:layer="layout" svg:x1="6.7cm" svg:y1="3.7cm" svg:x2="4.1cm" svg:y2="2.3cm">
          <text:p/>
        </draw:line>
        <draw:g>
          <draw:custom-shape draw:style-name="gr13" draw:text-style-name="P10" draw:layer="layout" svg:width="0.417cm" svg:height="0.405cm" svg:x="6.5cm" svg:y="3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6.557cm" svg:y1="3.566cm" svg:x2="6.857cm" svg:y2="3.866cm">
            <text:p/>
          </draw:line>
          <draw:line draw:style-name="gr1" draw:text-style-name="P1" draw:layer="layout" svg:x1="6.557cm" svg:y1="3.566cm" svg:x2="6.857cm" svg:y2="3.866cm">
            <text:p/>
          </draw:line>
          <draw:line draw:style-name="gr1" draw:text-style-name="P1" draw:layer="layout" svg:x1="6.857cm" svg:y1="3.566cm" svg:x2="6.557cm" svg:y2="3.866cm">
            <text:p/>
          </draw:line>
        </draw:g>
        <draw:frame draw:style-name="gr14" draw:text-style-name="P11" draw:layer="layout" svg:width="1.175cm" svg:height="0.966cm" svg:x="5.525cm" svg:y="1.7cm">
          <draw:text-box>
            <text:p><text:span text:style-name="T11">y</text:span><text:span text:style-name="T12">e</text:span></text:p>
          </draw:text-box>
        </draw:frame>
        <draw:g>
          <draw:custom-shape draw:style-name="gr15" draw:text-style-name="P10" draw:layer="layout" svg:width="0.417cm" svg:height="0.405cm" svg:x="1.983cm" svg:y="9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04cm" svg:y1="9.566cm" svg:x2="2.34cm" svg:y2="9.866cm">
            <text:p/>
          </draw:line>
          <draw:line draw:style-name="gr16" draw:text-style-name="P1" draw:layer="layout" svg:x1="2.34cm" svg:y1="9.566cm" svg:x2="2.04cm" svg:y2="9.866cm">
            <text:p/>
          </draw:line>
        </draw:g>
        <draw:frame draw:style-name="gr14" draw:text-style-name="P12" draw:layer="layout" svg:width="1.175cm" svg:height="0.966cm" svg:x="2.2cm" svg:y="9.934cm">
          <draw:text-box>
            <text:p><text:span text:style-name="T13">y</text:span><text:span text:style-name="T14">0</text:span></text:p>
          </draw:text-box>
        </draw:frame>
        <draw:line draw:style-name="gr9" draw:text-style-name="P1" draw:layer="layout" svg:x1="4.3cm" svg:y1="3.8cm" svg:x2="9.5cm" svg:y2="3.8cm">
          <text:p/>
        </draw:line>
        <draw:path draw:style-name="gr8" draw:text-style-name="P1" draw:layer="layout" svg:width="0.8cm" svg:height="1.198cm" svg:x="7.2cm" svg:y="2.601cm" svg:viewBox="0 0 801 1199" svg:d="M0 0c1029 399 772 1199 772 1199">
          <text:p/>
        </draw:path>
        <draw:frame draw:style-name="gr24" draw:text-style-name="P8" draw:layer="layout" svg:width="1.492cm" svg:height="0.826cm" svg:x="7.808cm" svg:y="2.674cm">
          <draw:text-box>
            <text:p><text:span text:style-name="T9">q</text:span><text:span text:style-name="T10">1</text:span><text:span text:style-name="T9">+q</text:span><text:span text:style-name="T10">2</text:span></text:p>
          </draw:text-box>
        </draw:frame>
        <draw:line draw:style-name="gr9" draw:text-style-name="P1" draw:layer="layout" svg:x1="4.4cm" svg:y1="7cm" svg:x2="9.6cm" svg:y2="7cm">
          <text:p/>
        </draw:line>
        <draw:path draw:style-name="gr8" draw:text-style-name="P1" draw:layer="layout" svg:width="0.8cm" svg:height="1.198cm" svg:x="5.6cm" svg:y="5.801cm" svg:viewBox="0 0 801 1199" svg:d="M0 0c1029 399 772 1199 772 1199">
          <text:p/>
        </draw:path>
        <draw:frame draw:style-name="gr24" draw:text-style-name="P8" draw:layer="layout" svg:width="1.492cm" svg:height="0.826cm" svg:x="6.426cm" svg:y="5.974cm">
          <draw:text-box>
            <text:p><text:span text:style-name="T9">q</text:span><text:span text:style-name="T10">1</text:span><text:span text:style-name="T9">+q</text:span><text:span text:style-name="T10">2</text:span></text:p>
          </draw:text-box>
        </draw:frame>
        <draw:line draw:style-name="gr9" draw:text-style-name="P1" draw:layer="layout" svg:x1="4.6cm" svg:y1="7.7cm" svg:x2="7.3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13T17:18:11.248000000</dc:date>
    <meta:editing-duration>PT5H22M31S</meta:editing-duration>
    <meta:editing-cycles>12</meta:editing-cycles>
    <meta:generator>LibreOffice/6.2.7.1$Windows_X86_64 LibreOffice_project/23edc44b61b830b7d749943e020e96f5a7df63bf</meta:generator>
    <meta:document-statistic meta:object-count="188"/>
  </office:meta>
</office:document-meta>
</file>